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5fbdf" officeooo:paragraph-rsid="0015fbdf"/>
    </style:style>
    <style:style style:name="P2" style:family="paragraph" style:parent-style-name="Text_20_body">
      <style:text-properties officeooo:rsid="00190a98" officeooo:paragraph-rsid="00190a98"/>
    </style:style>
    <style:style style:name="P3" style:family="paragraph" style:parent-style-name="Text_20_body">
      <style:text-properties officeooo:rsid="001a1daa" officeooo:paragraph-rsid="001a1daa"/>
    </style:style>
    <style:style style:name="P4" style:family="paragraph" style:parent-style-name="Text_20_body">
      <style:text-properties officeooo:rsid="001a7ab5" officeooo:paragraph-rsid="001a7ab5"/>
    </style:style>
    <style:style style:name="P5" style:family="paragraph" style:parent-style-name="Heading_20_1">
      <style:text-properties officeooo:rsid="0015fbdf" officeooo:paragraph-rsid="0015fb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Clock Time</text:h>
      <text:p text:style-name="P1">The RPI does not include clock hardware. On loss of power, it can loose time, such that clock is wrong on reboot.</text:p>
      <text:p text:style-name="P1">Pi is configured to synch to NTP server, using ntpd program. Settings are in /etc/ntp.conf</text:p>
      <text:p text:style-name="P1">The protocol prevents update of the clock if the difference between the current clock setting and the NTP time is greater than 1000s (17 minutes).</text:p>
      <text:p text:style-name="P1">PI will normally 'remember' time when it was shutdown, and on start-up, resume from that time. The clock will therefore be slow when it reboots until such time as it re-synchronises. If unit was down for more than 1000s then clock will be sufficiently slow that it exceeds the 1000s limit, and thus will not synchronise to NTP. </text:p>
      <text:p text:style-name="P1">To reset the clock we can override the 1000s limit by running ntpd from shell with swith -g and with switch -q to exit once done.</text:p>
      <text:p text:style-name="P1">I found this was only effective after stopping the ntp service. Hence, shell commands to execute are:</text:p>
      <text:p text:style-name="Quotations">sudo /etc/init.d/ntp stop</text:p>
      <text:p text:style-name="Quotations">sudo ntpd -q-g</text:p>
      <text:p text:style-name="Quotations">sudo /etc/init.d/ntp start</text:p>
      <text:p text:style-name="P2">or run script sh Myscripts/fix_time.sh</text:p>
      <text:p text:style-name="P3">shell command nptq will give actual data about ntp server results, including offset from clock time in ms. </text:p>
      <text:p text:style-name="P3">This can be obtained in python with:</text:p>
      <text:p text:style-name="Quotations">subprocess.Popen(['ntpq', '-p'], stdout=subprocess.PIPE).communicate()[0]</text:p>
      <text:p text:style-name="P4">Take's a bit of parsing, though. There is a script for that here: <text:a xlink:type="simple" xlink:href="http://www.ridgesolutions.ie/index.php/2015/04/29/python-script-to-query-ntp-status-and-return-it-as-json/" text:style-name="Internet_20_link" text:visited-style-name="Visited_20_Internet_20_Link">http://www.ridgesolutions.ie/index.php/2015/04/29/python-script-to-query-ntp-status-and-return-it-as-json/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9T17:38:14.058355749</dc:date>
    <meta:editing-duration>PT42M12S</meta:editing-duration>
    <meta:editing-cycles>3</meta:editing-cycles>
    <meta:generator>LibreOffice/4.3.3.2$Linux_ARM_EABI LibreOffice_project/430m0$Build-2</meta:generator>
    <meta:document-statistic meta:table-count="0" meta:image-count="0" meta:object-count="0" meta:page-count="1" meta:paragraph-count="15" meta:word-count="221" meta:character-count="1408" meta:non-whitespace-character-count="1200"/>
  </office:meta>
</office:document-meta>
</file>